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808080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4cm" svg:height="1.8cm" svg:x="2cm" svg:y="17.6cm">
          <text:p text:style-name="P1">UART Interrupt</text:p>
          <text:p text:style-name="P1">Empfangsfunk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4cm" svg:height="1.6cm" svg:x="7.6cm" svg:y="14cm">
          <text:p text:style-name="P1">Command Buffer</text:p>
          <text:p text:style-name="P1">Bearbeite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4cm" svg:height="1.8cm" svg:x="15.4cm" svg:y="8cm">
          <text:p text:style-name="P1">Ren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4cm" svg:height="1.8cm" svg:x="9.8cm" svg:y="8cm">
          <text:p text:style-name="P1">TimerA Interrup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4cm" svg:height="1.8cm" svg:x="2.6cm" svg:y="7.6cm">
          <text:p text:style-name="P1">Initialisieren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4cm" svg:height="1.6cm" svg:x="13.2cm" svg:y="14cm">
          <text:p text:style-name="P1">Zeichnungsfunktion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.2cm" svg:x="16cm" svg:y="11.2cm">
          <text:p text:style-name="P1">PixelArr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2cm" svg:height="2cm" svg:x="3.8cm" svg:y="10.6cm">
          <text:p text:style-name="P1">Endlo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1" draw:id="id1" draw:layer="layout" svg:width="0.4cm" svg:height="0.4cm" svg:x="4.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4.8cm" svg:y1="5.8cm" svg:x2="4.8cm" svg:y2="7.6cm" draw:start-shape="id1" draw:start-glue-point="8" draw:end-shape="id2" draw:end-glue-point="0" svg:d="m4800 5800v1800" svg:viewBox="0 0 1 1801">
          <text:p/>
        </draw:connector>
        <draw:connector draw:style-name="gr5" draw:text-style-name="P2" draw:layer="layout" svg:x1="4.8cm" svg:y1="9.4cm" svg:x2="4.8cm" svg:y2="10.6cm" draw:start-shape="id2" draw:start-glue-point="2" draw:end-shape="id3" draw:end-glue-point="4" svg:d="m4800 9400v1200" svg:viewBox="0 0 1 1201">
          <text:p/>
        </draw:connector>
        <draw:custom-shape draw:style-name="gr2" draw:text-style-name="P1" draw:layer="layout" svg:width="3cm" svg:height="2.2cm" svg:x="8.4cm" svg:y="17.4cm">
          <text:p text:style-name="P1">Command</text:p>
          <text:p text:style-name="P1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14.2cm" svg:y1="8.9cm" svg:x2="15.4cm" svg:y2="8.9cm" draw:start-shape="id4" draw:start-glue-point="1" draw:end-shape="id5" draw:end-glue-point="3" svg:d="m14200 8900h1200" svg:viewBox="0 0 1201 1">
          <text:p/>
        </draw:connector>
        <draw:custom-shape draw:style-name="gr3" draw:text-style-name="P1" xml:id="id6" draw:id="id6" draw:layer="layout" svg:width="2.8cm" svg:height="2.8cm" svg:x="3.4cm" svg:y="13.4cm">
          <text:p text:style-name="P1">Command</text:p>
          <text:p text:style-name="P1">Vorhande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4.8cm" svg:y1="12.6cm" svg:x2="4.8cm" svg:y2="13.4cm" draw:start-shape="id3" draw:start-glue-point="6" draw:end-shape="id6" draw:end-glue-point="4" svg:d="m4800 12600v800" svg:viewBox="0 0 1 801">
          <text:p/>
        </draw:connector>
        <draw:connector draw:style-name="gr5" draw:text-style-name="P2" draw:layer="layout" svg:x1="6.2cm" svg:y1="14.8cm" svg:x2="7.6cm" svg:y2="14.8cm" draw:start-shape="id6" draw:start-glue-point="7" draw:end-shape="id7" draw:end-glue-point="3" svg:d="m6200 14800h1400" svg:viewBox="0 0 1401 1">
          <text:p/>
        </draw:connector>
        <draw:connector draw:style-name="gr5" draw:text-style-name="P2" draw:layer="layout" svg:x1="4.8cm" svg:y1="16.2cm" svg:x2="3.8cm" svg:y2="11.6cm" draw:start-shape="id6" draw:start-glue-point="6" draw:end-shape="id3" draw:end-glue-point="5" svg:d="m4800 16200v502h-1901v-5102h901" svg:viewBox="0 0 1902 5103">
          <text:p/>
        </draw:connector>
        <draw:connector draw:style-name="gr5" draw:text-style-name="P2" draw:layer="layout" svg:x1="12cm" svg:y1="14.8cm" svg:x2="13.2cm" svg:y2="14.8cm" draw:start-shape="id7" draw:start-glue-point="1" draw:end-shape="id8" draw:end-glue-point="3" svg:d="m12000 14800h1200" svg:viewBox="0 0 1201 1">
          <text:p/>
        </draw:connector>
        <draw:custom-shape draw:style-name="gr6" draw:text-style-name="P2" draw:layer="layout" svg:width="1.8cm" svg:height="2.2cm" svg:x="14.2cm" svg:y="11.8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7" draw:text-style-name="P3" draw:layer="layout" svg:width="3cm" svg:height="0.64cm" svg:x="13.4cm" svg:y="11.6cm">
          <draw:text-box>
            <text:p text:style-name="P3"><text:span text:style-name="T1">Schreiben</text:span></text:p>
          </draw:text-box>
        </draw:frame>
        <draw:custom-shape draw:style-name="gr8" draw:text-style-name="P2" draw:layer="layout" svg:width="1.2cm" svg:height="1.4cm" svg:x="16.8cm" svg:y="9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3" draw:layer="layout" svg:width="3cm" svg:height="0.64cm" svg:x="17.8cm" svg:y="10.36cm">
          <draw:text-box>
            <text:p text:style-name="P3"><text:span text:style-name="T1">Lesen</text:span></text:p>
          </draw:text-box>
        </draw:frame>
        <draw:custom-shape draw:style-name="gr8" draw:text-style-name="P2" draw:layer="layout" svg:width="2cm" svg:height="1cm" svg:x="6.4cm" svg:y="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1.793cm" svg:height="1cm" draw:transform="rotate (1.55386663305055) translate (9.37cm 17.3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" draw:layer="layout" svg:width="3cm" svg:height="0.64cm" svg:x="6.37cm" svg:y="17.41cm">
          <draw:text-box>
            <text:p text:style-name="P3"><text:span text:style-name="T1">Schreiben</text:span></text:p>
          </draw:text-box>
        </draw:frame>
        <draw:frame draw:style-name="gr7" draw:text-style-name="P3" draw:layer="layout" svg:width="3cm" svg:height="0.64cm" svg:x="10.2cm" svg:y="16.4cm">
          <draw:text-box>
            <text:p text:style-name="P3"><text:span text:style-name="T1">Lesen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3T10:55:16.97</meta:creation-date>
    <dc:date>2013-03-13T13:32:05.18</dc:date>
    <meta:editing-duration>PT11M15S</meta:editing-duration>
    <meta:editing-cycles>1</meta:editing-cycles>
    <meta:document-statistic meta:object-count="49"/>
    <meta:generator>LibreOffice/3.6$Windows_x86 LibreOffice_project/2ef5aff-a6fb0ff-166bdff-cf087ad-0f1389</meta:generator>
  </office:meta>
</office:document-meta>
</file>